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948" officeooo:paragraph-rsid="000a3948"/>
    </style:style>
    <style:style style:name="T1" style:family="text">
      <style:text-properties officeooo:rsid="000b4c9c"/>
    </style:style>
    <style:style style:name="T2" style:family="text">
      <style:text-properties officeooo:rsid="000b9eb4"/>
    </style:style>
    <style:style style:name="T3" style:family="text">
      <style:text-properties officeooo:rsid="000c2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dé en <text:span text:style-name="T1">1:</text:span><text:span text:style-name="T3">26:28</text:span><text:span text:style-name="T1"> I think buysell, </text:span><text:span text:style-name="T2">I just finished navbar and hero section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3T14:49:50.158000000</dc:date>
    <meta:editing-duration>PT20M57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" meta:word-count="13" meta:character-count="74" meta:non-whitespace-character-count="62"/>
  </office:meta>
</office:document-meta>
</file>